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imes New Roman" svg:font-family="'Times New Roman'" style:font-family-generic="roman" style:font-pitch="variable"/>
    <style:font-face style:name="ㄅ字嗨注音標楷 Regular" svg:font-family="'ㄅ字嗨注音標楷 Regular'" style:font-family-generic="roman" style:font-pitch="variable"/>
    <style:font-face style:name="微軟正黑體" svg:font-family="微軟正黑體" style:font-family-generic="system" style:font-pitch="variable"/>
    <style:font-face style:name="思源宋體" svg:font-family="思源宋體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-hatch-name="hatch"/>
      <style:paragraph-properties fo:margin-top="0cm" fo:margin-bottom="0cm" style:contextual-spacing="false" style:line-height-at-least="1.619cm" style:snap-to-layout-grid="false"/>
      <style:text-properties fo:font-size="26pt" officeooo:paragraph-rsid="000751e0" style:font-name-asian="ㄅ字嗨注音標楷 Regular" style:font-size-asian="26pt" style:font-size-complex="26pt"/>
    </style:style>
    <style:style style:name="P3" style:family="paragraph" style:parent-style-name="Standard">
      <loext:graphic-properties draw:fill-hatch-name="hatch"/>
      <style:paragraph-properties fo:margin-top="0cm" fo:margin-bottom="0cm" style:contextual-spacing="false" style:line-height-at-least="1.619cm" style:snap-to-layout-grid="false"/>
      <style:text-properties fo:font-size="26pt" fo:letter-spacing="0.353cm" officeooo:paragraph-rsid="000751e0" style:font-name-asian="ㄅ字嗨注音標楷 Regular" style:font-size-asian="26pt" style:font-size-complex="26pt"/>
    </style:style>
    <style:style style:name="P4" style:family="paragraph" style:parent-style-name="Standard">
      <loext:graphic-properties draw:fill-hatch-name="hatch"/>
      <style:paragraph-properties fo:margin-top="0cm" fo:margin-bottom="0cm" style:contextual-spacing="false" style:line-height-at-least="1.619cm" style:snap-to-layout-grid="false"/>
      <style:text-properties fo:font-size="26pt" fo:letter-spacing="0.176cm" officeooo:rsid="0008a87e" style:font-name-asian="ㄅ字嗨注音標楷 Regular" style:font-size-asian="26pt" style:font-size-complex="26pt"/>
    </style:style>
    <style:style style:name="P5" style:family="paragraph" style:parent-style-name="Standard">
      <loext:graphic-properties draw:fill-hatch-name="hatch"/>
      <style:paragraph-properties fo:margin-top="0cm" fo:margin-bottom="0cm" style:contextual-spacing="false" style:line-height-at-least="1.619cm" style:snap-to-layout-grid="false"/>
      <style:text-properties fo:color="#0000ff" loext:opacity="100%" fo:font-size="26pt" officeooo:paragraph-rsid="000751e0" style:font-name-asian="ㄅ字嗨注音標楷 Regular" style:font-size-asian="26pt" style:font-size-complex="26pt"/>
    </style:style>
    <style:style style:name="P6" style:family="paragraph" style:parent-style-name="Standard">
      <loext:graphic-properties draw:fill-hatch-name="hatch"/>
      <style:paragraph-properties fo:margin-top="0cm" fo:margin-bottom="0cm" style:contextual-spacing="false" style:line-height-at-least="1.619cm" style:snap-to-layout-grid="false"/>
      <style:text-properties fo:font-size="36pt" officeooo:paragraph-rsid="000751e0" style:font-name-asian="ㄅ字嗨注音標楷 Regular" style:font-size-asian="36pt" style:font-size-complex="36pt"/>
    </style:style>
    <style:style style:name="P7" style:family="paragraph" style:parent-style-name="Standard">
      <loext:graphic-properties draw:fill-hatch-name="hatch"/>
      <style:paragraph-properties fo:margin-top="0cm" fo:margin-bottom="0cm" style:contextual-spacing="false" style:line-height-at-least="1.619cm" style:snap-to-layout-grid="false"/>
      <style:text-properties fo:font-size="36pt" fo:letter-spacing="0.353cm" officeooo:paragraph-rsid="000751e0" style:font-name-asian="ㄅ字嗨注音標楷 Regular" style:font-size-asian="36pt" style:font-size-complex="36pt"/>
    </style:style>
    <style:style style:name="T1" style:family="text">
      <style:text-properties officeooo:rsid="00058ba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letter-spacing="0.353cm" style:font-size-asian="36pt" style:font-size-complex="36pt"/>
    </style:style>
    <style:style style:name="T4" style:family="text">
      <style:text-properties officeooo:rsid="000751e0"/>
    </style:style>
    <style:style style:name="T5" style:family="text">
      <style:text-properties fo:letter-spacing="0.353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魔高一󠇡丈何足懼<text:span text:style-name="T2">A</text:span></text:p>
      <text:p text:style-name="P3">道高一󠇢尺化太平<text:span text:style-name="T2">A</text:span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imes New Roman" svg:font-family="'Times New Roman'" style:font-family-generic="roman" style:font-pitch="variable"/>
    <style:font-face style:name="ㄅ字嗨注音標楷 Regular" svg:font-family="'ㄅ字嗨注音標楷 Regular'" style:font-family-generic="roman" style:font-pitch="variable"/>
    <style:font-face style:name="微軟正黑體" svg:font-family="微軟正黑體" style:font-family-generic="system" style:font-pitch="variable"/>
    <style:font-face style:name="思源宋體" svg:font-family="思源宋體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思源宋體" style:font-size-asian="10.5pt" style:language-asian="zh" style:country-asian="TW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思源宋體" style:font-size-asian="10.5pt" style:language-asian="zh" style:country-asian="TW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951cm" style:type="center"/>
          <style:tab-stop style:position="27.9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951cm" style:type="center"/>
          <style:tab-stop style:position="27.901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1</text:page-number><text:s/>- <text:s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23:23:22.819000000</meta:creation-date>
    <dc:date>2022-04-20T13:57:12.648943321</dc:date>
    <meta:editing-duration>PT22M54S</meta:editing-duration>
    <meta:editing-cycles>9</meta:editing-cycles>
    <meta:generator>LibreOfficeDev/7.4.0.0.alpha0$Linux_X86_64 LibreOffice_project/c5e12ade44dca96b448a4ed6d1fda2d9c10db3e8</meta:generator>
    <meta:document-statistic meta:table-count="0" meta:image-count="0" meta:object-count="0" meta:page-count="1" meta:paragraph-count="3" meta:word-count="21" meta:character-count="23" meta:non-whitespace-character-count="21"/>
  </office:meta>
</office:document-meta>
</file>